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3add" officeooo:paragraph-rsid="00093add"/>
    </style:style>
    <style:style style:name="P2" style:family="paragraph" style:parent-style-name="Standard">
      <style:text-properties officeooo:rsid="0009ad1d" officeooo:paragraph-rsid="0009a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  <text:p text:style-name="P1"/>
      <text:p text:style-name="P2">Agregué una líne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6:02:10.552801180</meta:creation-date>
    <dc:date>2020-07-09T16:03:19.055676248</dc:date>
    <meta:editing-duration>PT1M1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5" meta:character-count="27" meta:non-whitespace-character-count="24"/>
  </office:meta>
</office:document-meta>
</file>